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Heading_20_4">
      <style:text-properties fo:color="#000000" loext:opacity="100%" style:font-name="Arial"/>
    </style:style>
    <style:style style:name="P3" style:family="paragraph" style:parent-style-name="Standard">
      <style:text-properties style:font-name="Arial" officeooo:rsid="000a72cd" officeooo:paragraph-rsid="000a72cd"/>
    </style:style>
    <style:style style:name="P4" style:family="paragraph" style:parent-style-name="Text_20_body">
      <style:text-properties fo:color="#000000" loext:opacity="100%" style:font-name="Arial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Arial"/>
    </style:style>
    <style:style style:name="P6" style:family="paragraph" style:parent-style-name="Text_20_body" style:list-style-name="L1">
      <style:text-properties fo:color="#000000" loext:opacity="100%" style:font-name="Arial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fo:color="#000000" loext:opacity="100%" style:font-name="Arial" fo:font-weight="bold" style:font-weight-asian="bold" style:font-weight-complex="bold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fo:color="#000000" loext:opacity="100%" style:font-name="Arial" fo:font-weight="bold" officeooo:paragraph-rsid="000a72cd" style:font-weight-asian="bold" style:font-weight-complex="bold"/>
    </style:style>
    <style:style style:name="P9" style:family="paragraph" style:parent-style-name="Text_20_body" style:list-style-name="L2">
      <style:text-properties fo:color="#000000" loext:opacity="100%" style:font-name="Arial" fo:font-weight="bold" style:font-weight-asian="bold" style:font-weight-complex="bold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fo:color="#000000" loext:opacity="100%" style:font-name="Arial" fo:font-weight="normal" style:font-weight-asian="normal" style:font-weight-complex="normal"/>
    </style:style>
    <style:style style:name="P11" style:family="paragraph" style:parent-style-name="Text_20_body">
      <style:text-properties fo:color="#000000" loext:opacity="100%"/>
    </style:style>
    <style:style style:name="T1" style:family="text">
      <style:text-properties officeooo:rsid="000a72cd"/>
    </style:style>
    <style:style style:name="T2" style:family="text">
      <style:text-properties style:font-name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02f2"/>
    </style:style>
    <style:style style:name="T5" style:family="text">
      <style:text-properties fo:color="#000000" loext:opacity="100%" style:font-name="Arial"/>
    </style:style>
    <style:style style:name="T6" style:family="text">
      <style:text-properties fo:color="#000000" loext:opacity="100%" style:font-name="Arial" fo:font-weight="normal" style:font-weight-asian="normal" style:font-weight-complex="normal"/>
    </style:style>
    <style:style style:name="T7" style:family="text">
      <style:text-properties fo:color="#000000" loext:opacity="100%" style:font-name="Arial" officeooo:rsid="000e50d1"/>
    </style:style>
    <style:style style:name="T8" style:family="text">
      <style:text-properties officeooo:rsid="000f3358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lumno:</text:span> Kevin Zamora Amela</text:p>
      <text:p text:style-name="P3"><text:span text:style-name="T3">Asignatura:</text:span> Acceso a datos</text:p>
      <text:h text:style-name="P1" text:outline-level="1"><text:span text:style-name="T1">T</text:span>area 3 para AD04.</text:h>
      <text:h text:style-name="P2" text:outline-level="4"><text:span text:style-name="T4">E</text:span>nunciado</text:h>
      <text:p text:style-name="P4">Una empresa dispone de una base de datos que contiene las tablas con la información necesarias para realizar la gestión de sus empleados. Las tablas son las siguientes:</text:p>
      <text:list xml:id="list1111053406" text:style-name="L1">
        <text:list-item>
          <text:p text:style-name="P5">Tabla DEPT que contiene información de los diferentes departamentos que tiene la empresa. La clave principal DEPTNO.</text:p>
        </text:list-item>
        <text:list-item>
          <text:p text:style-name="P6">Tabla EMP que contiene la información de los diferentes empleados que tiene la empresa. Tiene como clave principal EMPNO y como ajenas DEPTNO que relaciona con la tabla departamentos y MGR que establece la relación con la misma tabla (EMP) representando la relación ser jefe de.</text:p>
        </text:list-item>
      </text:list>
      <text:p text:style-name="Text_20_body"><text:span text:style-name="T7">Para l</text:span><text:span text:style-name="T5">a creación de las tablas y sus relaciones </text:span><text:span text:style-name="T7">de partida,</text:span><text:span text:style-name="T5"> se </text:span><text:span text:style-name="T7">adjuntaba un fichero o ‘script’ con las sentencias SQL necesarias, este se llamaba</text:span><text:span text:style-name="T5"> ‘</text:span><text:span text:style-name="Strong_20_Emphasis"><text:span text:style-name="T5">tablas_mysql.sql</text:span></text:span><text:span text:style-name="Strong_20_Emphasis"><text:span text:style-name="T6">’ </text:span></text:span><text:span text:style-name="T5">que se adjunta. </text:span></text:p>
      <text:p text:style-name="P4"><text:span text:style-name="T8">Y en base al enunciado anterior, se han implementado los apartados siguientes</text:span>:</text:p>
      <text:list xml:id="list2440901081" text:style-name="L2">
        <text:list-item>
          <text:p text:style-name="P7"><text:span text:style-name="T1">C</text:span>rear la base de datos que se llamará ‘empresa’.</text:p>
          <text:p text:style-name="P10"/>
        </text:list-item>
        <text:list-item>
          <text:p text:style-name="P7">Configura y crea la ORM Hibernate.</text:p>
        </text:list-item>
        <text:list-item>
          <text:p text:style-name="P8">Realiza una inserción y un borrado sobre la tabla EMP.</text:p>
        </text:list-item>
        <text:list-item>
          <text:p text:style-name="P8"><text:span text:style-name="T1">O</text:span>btener un listado sobre las tablas EMP y DEPT que visualice empno, ename, sal, dname y loc.</text:p>
        </text:list-item>
        <text:list-item>
          <text:p text:style-name="P9">Redactar un documento donde se explique el proceso seguido para la realización de la práctica.</text:p>
        </text:list-item>
      </text:list>
      <text:p text:style-name="P1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3:22:52.634038800</meta:creation-date>
    <meta:generator>LibreOffice/7.3.7.2$Linux_X86_64 LibreOffice_project/30$Build-2</meta:generator>
    <dc:date>2025-01-06T13:31:19.778105214</dc:date>
    <meta:editing-duration>PT8M25S</meta:editing-duration>
    <meta:editing-cycles>7</meta:editing-cycles>
    <meta:document-statistic meta:table-count="0" meta:image-count="0" meta:object-count="0" meta:page-count="1" meta:paragraph-count="15" meta:word-count="209" meta:character-count="1235" meta:non-whitespace-character-count="1045"/>
  </office:meta>
</office:document-meta>
</file>